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233" officeooo:paragraph-rsid="0014f233"/>
    </style:style>
    <style:style style:name="P2" style:family="paragraph" style:parent-style-name="Standard">
      <style:text-properties officeooo:rsid="00164d83" officeooo:paragraph-rsid="001705b5"/>
    </style:style>
    <style:style style:name="P3" style:family="paragraph" style:parent-style-name="Standard">
      <style:text-properties style:font-name="Liberation Serif" fo:font-size="12pt" officeooo:rsid="00164d83" officeooo:paragraph-rsid="00164d83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164d83" style:font-size-asian="12pt" style:font-size-complex="12pt"/>
    </style:style>
    <style:style style:name="P5" style:family="paragraph" style:parent-style-name="Standard">
      <style:text-properties officeooo:rsid="001705b5" officeooo:paragraph-rsid="001705b5"/>
    </style:style>
    <style:style style:name="T1" style:family="text">
      <style:text-properties officeooo:rsid="00164d83"/>
    </style:style>
    <style:style style:name="T2" style:family="text">
      <style:text-properties fo:color="#000000" style:font-name="Liberation Serif" fo:font-size="12pt" fo:background-color="#ffffff" loext:char-shading-value="0" style:font-size-asian="12pt" style:font-size-complex="12pt"/>
    </style:style>
    <style:style style:name="T3" style:family="text">
      <style:text-properties fo:color="#000000" style:font-name="Liberation Serif" fo:font-size="12pt" officeooo:rsid="001705b5" fo:background-color="#ffffff" loext:char-shading-value="0" style:font-size-asian="12pt" style:font-size-complex="12pt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fo:color="#000000" officeooo:rsid="00164d83" fo:background-color="#ffffff" loext:char-shading-value="0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officeooo:rsid="001705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1. O array contém 10 números.</text:p>
      <text:p text:style-name="P1">2.2 O array no total ira ocupar 40 bytes ( 4 bytes por cada word).</text:p>
      <text:p text:style-name="P1">2.3. Sim os endereços de memoria do array serão contínuos.</text:p>
      <text:p text:style-name="P1"/>
      <text:p text:style-name="P1">3. A instrução “la $t0, vector” <text:s/>carrega para o registo 8 (t0) o endereço de memoria de inicio do array “vector”.</text:p>
      <text:p text:style-name="P1"/>
      <text:p text:style-name="P1">4. A instrução “lw $s1, ($t0)” carrega para o registo 17 (s1) o valor da word guardada na posição do array (linha 12 carrega o numero 70 para o registo 17).</text:p>
      <text:p text:style-name="P1"/>
      <text:p text:style-name="P3">5.1. Foram reservados 40 bytes para armazenar o array.</text:p>
      <text:p text:style-name="P4"><text:span text:style-name="T1">5.2. A primeira posição do array encontra-se no endereço [0x</text:span><text:span text:style-name="T4">100100</text:span><text:span text:style-name="T5">0</text:span><text:span text:style-name="T4">0</text:span><text:span text:style-name="T5">].</text:span></text:p>
      <text:p text:style-name="P3"><text:span text:style-name="T5">5.</text:span><text:span text:style-name="T4">3. A ultima posição do array encontra-se no endereço [0x10010024].</text:span></text:p>
      <text:p text:style-name="P2">5.4. Na posição [0x10010014] encontra-se o inteiro -4 (decimal) ou fffffffc (hexadecimal no MIPS).</text:p>
      <text:p text:style-name="P2"/>
      <text:p text:style-name="P2"><text:span text:style-name="T7">6. Com a alteração na declaração dos dados temos agora o array a começar no endereço de memoria</text:span><text:span text:style-name="T6"> [0x</text:span><text:span text:style-name="T3">100100</text:span><text:span text:style-name="T2">0</text:span><text:span text:style-name="T3">4</text:span><text:span text:style-name="T2">] </text:span><text:span text:style-name="T3">e a terminar no endereço de memoria </text:span><text:span text:style-name="T2">[0x1001002</text:span><text:span text:style-name="T3">8</text:span><text:span text:style-name="T2">].</text:span></text:p>
      <text:p text:style-name="P2"/>
      <text:p text:style-name="P5">7. <text:s/>O programa “vector01.s “ escreve na consola os 4 primeiros valores do arra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1:16:46.189332796</meta:creation-date>
    <meta:editing-duration>PT29S</meta:editing-duration>
    <meta:editing-cycles>2</meta:editing-cycles>
    <meta:generator>LibreOffice/6.4.7.2$Linux_X86_64 LibreOffice_project/40$Build-2</meta:generator>
    <dc:date>2022-09-08T11:17:08.590957649</dc:date>
    <meta:document-statistic meta:table-count="0" meta:image-count="0" meta:object-count="0" meta:page-count="1" meta:paragraph-count="11" meta:word-count="167" meta:character-count="952" meta:non-whitespace-character-count="794"/>
  </office:meta>
</office:document-meta>
</file>